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d7ba7d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<text:span text:style-name="T2"> </text:span><text:span text:style-name="T3">&lt;stdio.h&gt;</text:span></text:p>
      <text:p text:style-name="P1"><text:span text:style-name="T1">#include</text:span><text:span text:style-name="T2"> </text:span><text:span text:style-name="T3">&lt;unistd.h&gt;</text:span></text:p>
      <text:p text:style-name="P3"/>
      <text:p text:style-name="P1"><text:span text:style-name="T2">int</text:span> <text:span text:style-name="T4">main</text:span>()</text:p>
      <text:p text:style-name="P1">{</text:p>
      <text:p text:style-name="P1"><text:span text:style-name="T2">int</text:span> <text:span text:style-name="T5">a</text:span>[<text:span text:style-name="T6">10</text:span>] <text:span text:style-name="T7">=</text:span> { <text:span text:style-name="T6">1</text:span>, <text:span text:style-name="T6">2</text:span>, <text:span text:style-name="T6">3</text:span>, <text:span text:style-name="T6">4</text:span>, <text:span text:style-name="T6">5</text:span>, <text:span text:style-name="T6">6</text:span>, <text:span text:style-name="T6">7</text:span>, <text:span text:style-name="T6">8</text:span>, <text:span text:style-name="T6">9</text:span>, <text:span text:style-name="T6">10</text:span> };</text:p>
      <text:p text:style-name="P1"><text:span text:style-name="T2">int</text:span> <text:span text:style-name="T5">sumOdd</text:span> <text:span text:style-name="T7">=</text:span> <text:span text:style-name="T6">0</text:span>, <text:span text:style-name="T5">sumEven</text:span> <text:span text:style-name="T7">=</text:span> <text:span text:style-name="T6">0</text:span>, <text:span text:style-name="T5">n</text:span>, <text:span text:style-name="T5">i</text:span>;</text:p>
      <text:p text:style-name="P1"><text:span text:style-name="T5">n</text:span> <text:span text:style-name="T7">=</text:span> <text:span text:style-name="T4">fork</text:span>();</text:p>
      <text:p text:style-name="P3"/>
      <text:p text:style-name="P2">// Checking if n is not 0</text:p>
      <text:p text:style-name="P1"><text:span text:style-name="T1">if</text:span> (<text:span text:style-name="T5">n</text:span> <text:span text:style-name="T7">&gt;</text:span> <text:span text:style-name="T6">0</text:span>) {</text:p>
      <text:p text:style-name="P1"><text:span text:style-name="T1">for</text:span> (<text:span text:style-name="T5">i</text:span> <text:span text:style-name="T7">=</text:span> <text:span text:style-name="T6">0</text:span>; <text:span text:style-name="T5">i</text:span> <text:span text:style-name="T7">&lt;</text:span> <text:span text:style-name="T6">10</text:span>; <text:span text:style-name="T5">i</text:span><text:span text:style-name="T7">++</text:span>) {</text:p>
      <text:p text:style-name="P1"><text:span text:style-name="T1">if</text:span> (<text:span text:style-name="T5">a</text:span>[<text:span text:style-name="T5">i</text:span>] <text:span text:style-name="T7">%</text:span> <text:span text:style-name="T6">2</text:span> <text:span text:style-name="T7">==</text:span> <text:span text:style-name="T6">0</text:span>)</text:p>
      <text:p text:style-name="P1"><text:span text:style-name="T5">sumEven</text:span> <text:span text:style-name="T7">=</text:span> <text:span text:style-name="T5">sumEven</text:span> <text:span text:style-name="T7">+</text:span> <text:span text:style-name="T5">a</text:span>[<text:span text:style-name="T5">i</text:span>];</text:p>
      <text:p text:style-name="P1">}</text:p>
      <text:p text:style-name="P1"><text:span text:style-name="T4">printf</text:span>(<text:span text:style-name="T3">"Parent process </text:span><text:span text:style-name="T8">\n</text:span><text:span text:style-name="T3">"</text:span>);</text:p>
      <text:p text:style-name="P1"><text:span text:style-name="T4">printf</text:span>(<text:span text:style-name="T3">"Sum of even no. is </text:span><text:span text:style-name="T5">%d</text:span><text:span text:style-name="T8">\n</text:span><text:span text:style-name="T3">"</text:span>, <text:span text:style-name="T5">sumEven</text:span>);</text:p>
      <text:p text:style-name="P1">}</text:p>
      <text:p text:style-name="P3"/>
      <text:p text:style-name="P2">// If n is 0 i.e. we are in child process</text:p>
      <text:p text:style-name="P1"><text:span text:style-name="T1">else</text:span> {</text:p>
      <text:p text:style-name="P1"><text:span text:style-name="T1">for</text:span> (<text:span text:style-name="T5">i</text:span> <text:span text:style-name="T7">=</text:span> <text:span text:style-name="T6">0</text:span>; <text:span text:style-name="T5">i</text:span> <text:span text:style-name="T7">&lt;</text:span> <text:span text:style-name="T6">10</text:span>; <text:span text:style-name="T5">i</text:span><text:span text:style-name="T7">++</text:span>) {</text:p>
      <text:p text:style-name="P1"><text:span text:style-name="T1">if</text:span> (<text:span text:style-name="T5">a</text:span>[<text:span text:style-name="T5">i</text:span>] <text:span text:style-name="T7">%</text:span> <text:span text:style-name="T6">2</text:span> <text:span text:style-name="T7">!=</text:span> <text:span text:style-name="T6">0</text:span>)</text:p>
      <text:p text:style-name="P1"><text:span text:style-name="T5">sumOdd</text:span> <text:span text:style-name="T7">=</text:span> <text:span text:style-name="T5">sumOdd</text:span> <text:span text:style-name="T7">+</text:span> <text:span text:style-name="T5">a</text:span>[<text:span text:style-name="T5">i</text:span>];</text:p>
      <text:p text:style-name="P1">}</text:p>
      <text:p text:style-name="P1"><text:span text:style-name="T4">printf</text:span>(<text:span text:style-name="T3">"Child process </text:span><text:span text:style-name="T8">\n</text:span><text:span text:style-name="T3">"</text:span>);</text:p>
      <text:p text:style-name="P1"><text:span text:style-name="T4">printf</text:span>(<text:span text:style-name="T3">"</text:span><text:span text:style-name="T8">\n</text:span><text:span text:style-name="T3">Sum of odd no. is </text:span><text:span text:style-name="T5">%d</text:span><text:span text:style-name="T8">\n</text:span><text:span text:style-name="T3">"</text:span>, <text:span text:style-name="T5">sumOdd</text:span>);</text:p>
      <text:p text:style-name="P1">}</text:p>
      <text:p text:style-name="P1"><text:span text:style-name="T1">return</text:span> <text:span text:style-name="T6">0</text:span>;</text:p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6:52:14.459639540</meta:creation-date>
    <dc:date>2023-06-30T16:52:51.360794387</dc:date>
    <meta:editing-duration>PT40S</meta:editing-duration>
    <meta:editing-cycles>1</meta:editing-cycles>
    <meta:document-statistic meta:table-count="0" meta:image-count="0" meta:object-count="0" meta:page-count="1" meta:paragraph-count="27" meta:word-count="126" meta:character-count="514" meta:non-whitespace-character-count="415"/>
    <meta:generator>LibreOffice/7.3.7.2$Linux_X86_64 LibreOffice_project/30$Build-2</meta:generator>
  </office:meta>
</office:document-meta>
</file>